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Πίνακας1" style:family="table">
      <style:table-properties style:width="6.925in" table:align="margins"/>
    </style:style>
    <style:style style:name="Πίνακας1.A" style:family="table-column">
      <style:table-column-properties style:column-width="1.0639in" style:rel-column-width="1532*"/>
    </style:style>
    <style:style style:name="Πίνακας1.B" style:family="table-column">
      <style:table-column-properties style:column-width="1.3097in" style:rel-column-width="1886*"/>
    </style:style>
    <style:style style:name="Πίνακας1.C" style:family="table-column">
      <style:table-column-properties style:column-width="1.7813in" style:rel-column-width="2565*"/>
    </style:style>
    <style:style style:name="Πίνακας1.D" style:family="table-column">
      <style:table-column-properties style:column-width="1.3847in" style:rel-column-width="1994*"/>
    </style:style>
    <style:style style:name="Πίνακας1.E" style:family="table-column">
      <style:table-column-properties style:column-width="1.3854in" style:rel-column-width="1995*"/>
    </style:style>
    <style:style style:name="Πίνακας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Πίνακας1.E1" style:family="table-cell">
      <style:table-cell-properties style:vertical-align="middle" fo:padding="0.0382in" fo:border="0.05pt solid #000000"/>
    </style:style>
    <style:style style:name="Πίνακας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Πίνακας1.E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Πίνακας2" style:family="table">
      <style:table-properties style:width="6.925in" table:align="margins"/>
    </style:style>
    <style:style style:name="Πίνακας2.A" style:family="table-column">
      <style:table-column-properties style:column-width="1.0639in" style:rel-column-width="1532*"/>
    </style:style>
    <style:style style:name="Πίνακας2.B" style:family="table-column">
      <style:table-column-properties style:column-width="1.3097in" style:rel-column-width="1886*"/>
    </style:style>
    <style:style style:name="Πίνακας2.C" style:family="table-column">
      <style:table-column-properties style:column-width="1.7813in" style:rel-column-width="2565*"/>
    </style:style>
    <style:style style:name="Πίνακας2.D" style:family="table-column">
      <style:table-column-properties style:column-width="1.3847in" style:rel-column-width="1994*"/>
    </style:style>
    <style:style style:name="Πίνακας2.E" style:family="table-column">
      <style:table-column-properties style:column-width="1.3854in" style:rel-column-width="1995*"/>
    </style:style>
    <style:style style:name="Πίνακας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Πίνακας2.E1" style:family="table-cell">
      <style:table-cell-properties style:vertical-align="middle" fo:padding="0.0382in" fo:border="0.05pt solid #000000"/>
    </style:style>
    <style:style style:name="Πίνακας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Πίνακας2.E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Πίνακας3" style:family="table">
      <style:table-properties style:width="6.925in" table:align="margins"/>
    </style:style>
    <style:style style:name="Πίνακας3.A" style:family="table-column">
      <style:table-column-properties style:column-width="0.8861in" style:rel-column-width="1276*"/>
    </style:style>
    <style:style style:name="Πίνακας3.B" style:family="table-column">
      <style:table-column-properties style:column-width="1.0486in" style:rel-column-width="1510*"/>
    </style:style>
    <style:style style:name="Πίνακας3.C" style:family="table-column">
      <style:table-column-properties style:column-width="1.4431in" style:rel-column-width="2078*"/>
    </style:style>
    <style:style style:name="Πίνακας3.D" style:family="table-column">
      <style:table-column-properties style:column-width="1.0569in" style:rel-column-width="1522*"/>
    </style:style>
    <style:style style:name="Πίνακας3.E" style:family="table-column">
      <style:table-column-properties style:column-width="0.9375in" style:rel-column-width="1350*"/>
    </style:style>
    <style:style style:name="Πίνακας3.F" style:family="table-column">
      <style:table-column-properties style:column-width="1.5528in" style:rel-column-width="2236*"/>
    </style:style>
    <style:style style:name="Πίνακας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Πίνακας3.F1" style:family="table-cell">
      <style:table-cell-properties style:vertical-align="middle" fo:padding="0.0382in" fo:border="0.05pt solid #000000"/>
    </style:style>
    <style:style style:name="Πίνακας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Πίνακας3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Πίνακας4" style:family="table">
      <style:table-properties style:width="6.925in" table:align="margins"/>
    </style:style>
    <style:style style:name="Πίνακας4.A" style:family="table-column">
      <style:table-column-properties style:column-width="1.0639in" style:rel-column-width="1532*"/>
    </style:style>
    <style:style style:name="Πίνακας4.B" style:family="table-column">
      <style:table-column-properties style:column-width="0.8708in" style:rel-column-width="1254*"/>
    </style:style>
    <style:style style:name="Πίνακας4.C" style:family="table-column">
      <style:table-column-properties style:column-width="2.6264in" style:rel-column-width="3782*"/>
    </style:style>
    <style:style style:name="Πίνακας4.D" style:family="table-column">
      <style:table-column-properties style:column-width="2.3639in" style:rel-column-width="3404*"/>
    </style:style>
    <style:style style:name="Πίνακας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Πίνακας4.D1" style:family="table-cell">
      <style:table-cell-properties style:vertical-align="middle" fo:padding="0.0382in" fo:border="0.05pt solid #000000"/>
    </style:style>
    <style:style style:name="Πίνακας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Πίνακας4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Πίνακας5" style:family="table">
      <style:table-properties style:width="6.925in" table:align="margins"/>
    </style:style>
    <style:style style:name="Πίνακας5.A" style:family="table-column">
      <style:table-column-properties style:column-width="1.1903in" style:rel-column-width="1714*"/>
    </style:style>
    <style:style style:name="Πίνακας5.B" style:family="table-column">
      <style:table-column-properties style:column-width="1.0569in" style:rel-column-width="1522*"/>
    </style:style>
    <style:style style:name="Πίνακας5.C" style:family="table-column">
      <style:table-column-properties style:column-width="2.9465in" style:rel-column-width="4243*"/>
    </style:style>
    <style:style style:name="Πίνακας5.D" style:family="table-column">
      <style:table-column-properties style:column-width="1.7313in" style:rel-column-width="2493*"/>
    </style:style>
    <style:style style:name="Πίνακας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Πίνακας5.D1" style:family="table-cell">
      <style:table-cell-properties style:vertical-align="middle" fo:padding="0.0382in" fo:border="0.05pt solid #000000"/>
    </style:style>
    <style:style style:name="Πίνακας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Πίνακας5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Πίνακας6" style:family="table">
      <style:table-properties style:width="6.925in" table:align="margins"/>
    </style:style>
    <style:style style:name="Πίνακας6.A" style:family="table-column">
      <style:table-column-properties style:column-width="0.866in" style:rel-column-width="8191*"/>
    </style:style>
    <style:style style:name="Πίνακας6.A1" style:family="table-cell">
      <style:table-cell-properties fo:padding="0.0382in" fo:border-left="0.05pt solid #000000" fo:border-right="none" fo:border-top="0.05pt solid #000000" fo:border-bottom="0.05pt solid #000000"/>
    </style:style>
    <style:style style:name="Πίνακας6.H1" style:family="table-cell">
      <style:table-cell-properties fo:padding="0.0382in" fo:border="0.05pt solid #000000"/>
    </style:style>
    <style:style style:name="Πίνακας6.A2" style:family="table-cell">
      <style:table-cell-properties fo:padding="0.0382in" fo:border-left="0.05pt solid #000000" fo:border-right="none" fo:border-top="none" fo:border-bottom="0.05pt solid #000000"/>
    </style:style>
    <style:style style:name="Πίνακας6.F2" style:family="table-cell">
      <style:table-cell-properties fo:padding="0.0382in" fo:border-left="0.05pt solid #000000" fo:border-right="0.05pt solid #000000" fo:border-top="none" fo:border-bottom="0.05pt solid #000000"/>
    </style:style>
    <style:style style:name="Πίνακας7" style:family="table">
      <style:table-properties style:width="6.925in" table:align="margins"/>
    </style:style>
    <style:style style:name="Πίνακας7.A" style:family="table-column">
      <style:table-column-properties style:column-width="1.5625in" style:rel-column-width="2250*"/>
    </style:style>
    <style:style style:name="Πίνακας7.B" style:family="table-column">
      <style:table-column-properties style:column-width="1.9in" style:rel-column-width="2736*"/>
    </style:style>
    <style:style style:name="Πίνακας7.C" style:family="table-column">
      <style:table-column-properties style:column-width="1.7313in" style:rel-column-width="2493*"/>
    </style:style>
    <style:style style:name="Πίνακας7.A1" style:family="table-cell">
      <style:table-cell-properties fo:padding="0.0382in" fo:border-left="0.05pt solid #000000" fo:border-right="none" fo:border-top="0.05pt solid #000000" fo:border-bottom="0.05pt solid #000000"/>
    </style:style>
    <style:style style:name="Πίνακας7.D1" style:family="table-cell">
      <style:table-cell-properties fo:padding="0.0382in" fo:border="0.05pt solid #000000"/>
    </style:style>
    <style:style style:name="Πίνακας7.A2" style:family="table-cell">
      <style:table-cell-properties fo:padding="0.0382in" fo:border-left="0.05pt solid #000000" fo:border-right="none" fo:border-top="none" fo:border-bottom="0.05pt solid #000000"/>
    </style:style>
    <style:style style:name="Πίνακας7.D2" style:family="table-cell">
      <style:table-cell-properties fo:padding="0.0382in" fo:border-left="0.05pt solid #000000" fo:border-right="0.05pt solid #000000" fo:border-top="none" fo:border-bottom="0.05pt solid #000000"/>
    </style:style>
    <style:style style:name="Πίνακας8" style:family="table">
      <style:table-properties style:width="6.925in" table:align="margins"/>
    </style:style>
    <style:style style:name="Πίνακας8.A" style:family="table-column">
      <style:table-column-properties style:column-width="1.3847in" style:rel-column-width="13107*"/>
    </style:style>
    <style:style style:name="Πίνακας8.A1" style:family="table-cell">
      <style:table-cell-properties fo:background-color="#ff99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Πίνακας8.D1" style:family="table-cell">
      <style:table-cell-properties fo:background-color="#66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Πίνακας8.E1" style:family="table-cell">
      <style:table-cell-properties fo:background-color="#ff99ff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rsid="0001ef6b" officeooo:paragraph-rsid="0001ef6b"/>
    </style:style>
    <style:style style:name="P2" style:family="paragraph" style:parent-style-name="Standard">
      <style:text-properties officeooo:rsid="0001ef6b" officeooo:paragraph-rsid="00039ad1"/>
    </style:style>
    <style:style style:name="P3" style:family="paragraph" style:parent-style-name="Standard">
      <style:text-properties fo:font-size="16pt" fo:font-weight="bold" officeooo:rsid="0001ef6b" officeooo:paragraph-rsid="0001ef6b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23c99" officeooo:paragraph-rsid="00123c99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3pt" fo:font-weight="bold" officeooo:rsid="0001ef6b" officeooo:paragraph-rsid="00039ad1" style:font-size-asian="13pt" style:font-weight-asian="bold" style:font-size-complex="13pt" style:font-weight-complex="bold"/>
    </style:style>
    <style:style style:name="P6" style:family="paragraph" style:parent-style-name="Standard">
      <style:text-properties fo:font-size="13pt" fo:font-weight="bold" officeooo:rsid="0001ef6b" officeooo:paragraph-rsid="0009bc6f" style:font-size-asian="13pt" style:font-weight-asian="bold" style:font-size-complex="13pt" style:font-weight-complex="bold"/>
    </style:style>
    <style:style style:name="P7" style:family="paragraph" style:parent-style-name="Standard">
      <style:text-properties fo:font-size="13pt" fo:font-weight="bold" officeooo:rsid="000f030a" officeooo:paragraph-rsid="000f030a" style:font-size-asian="13pt" style:font-weight-asian="bold" style:font-size-complex="13pt" style:font-weight-complex="bold"/>
    </style:style>
    <style:style style:name="P8" style:family="paragraph" style:parent-style-name="Standard">
      <style:text-properties fo:font-size="13pt" fo:font-weight="bold" officeooo:rsid="0012085b" officeooo:paragraph-rsid="0012085b" style:font-size-asian="13pt" style:font-weight-asian="bold" style:font-size-complex="13pt" style:font-weight-complex="bold"/>
    </style:style>
    <style:style style:name="P9" style:family="paragraph" style:parent-style-name="Standard">
      <style:text-properties officeooo:rsid="0006dec2" officeooo:paragraph-rsid="0006dec2"/>
    </style:style>
    <style:style style:name="P10" style:family="paragraph" style:parent-style-name="Standard">
      <style:text-properties fo:font-size="12pt" fo:font-weight="normal" officeooo:rsid="00039ad1" officeooo:paragraph-rsid="0009bc6f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039ad1" officeooo:paragraph-rsid="0009f729" style:font-size-asian="12pt" style:font-weight-asian="normal" style:font-size-complex="12pt" style:font-weight-complex="normal"/>
    </style:style>
    <style:style style:name="P12" style:family="paragraph" style:parent-style-name="Standard">
      <style:text-properties officeooo:paragraph-rsid="0009f729"/>
    </style:style>
    <style:style style:name="P13" style:family="paragraph" style:parent-style-name="Standard">
      <style:text-properties officeooo:rsid="000e9f75" officeooo:paragraph-rsid="000e9f75"/>
    </style:style>
    <style:style style:name="P14" style:family="paragraph" style:parent-style-name="Standard">
      <style:text-properties officeooo:paragraph-rsid="000e9f75"/>
    </style:style>
    <style:style style:name="P15" style:family="paragraph" style:parent-style-name="Standard">
      <style:text-properties officeooo:rsid="000f030a" officeooo:paragraph-rsid="00108eb5"/>
    </style:style>
    <style:style style:name="P16" style:family="paragraph" style:parent-style-name="Standard">
      <style:text-properties officeooo:rsid="00108eb5" officeooo:paragraph-rsid="00108eb5"/>
    </style:style>
    <style:style style:name="P17" style:family="paragraph" style:parent-style-name="Standard">
      <style:text-properties officeooo:rsid="0012085b" officeooo:paragraph-rsid="0012085b"/>
    </style:style>
    <style:style style:name="P18" style:family="paragraph" style:parent-style-name="Standard">
      <style:text-properties style:font-name="FreeMono" fo:font-size="9pt" fo:font-weight="bold" officeooo:rsid="00123c99" officeooo:paragraph-rsid="00123c99" style:font-size-asian="9pt" style:font-weight-asian="bold" style:font-size-complex="9pt" style:font-weight-complex="bold"/>
    </style:style>
    <style:style style:name="P19" style:family="paragraph" style:parent-style-name="Standard">
      <style:text-properties style:font-name="FreeMono" fo:font-size="9pt" fo:font-weight="bold" officeooo:rsid="00142642" officeooo:paragraph-rsid="00142642" style:font-size-asian="9pt" style:font-weight-asian="bold" style:font-size-complex="9pt" style:font-weight-complex="bold"/>
    </style:style>
    <style:style style:name="P20" style:family="paragraph" style:parent-style-name="Standard">
      <style:text-properties style:font-name="FreeMono" fo:font-size="9pt" fo:font-weight="bold" officeooo:rsid="001c8e3d" officeooo:paragraph-rsid="001c8e3d" style:font-size-asian="9pt" style:font-weight-asian="bold" style:font-size-complex="9pt" style:font-weight-complex="bold"/>
    </style:style>
    <style:style style:name="P21" style:family="paragraph" style:parent-style-name="Standard">
      <style:text-properties style:font-name="Liberation Serif1" fo:font-size="12pt" fo:font-weight="bold" officeooo:rsid="00142642" officeooo:paragraph-rsid="00142642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Liberation Serif1" fo:font-size="12pt" fo:font-weight="bold" officeooo:rsid="0017990f" officeooo:paragraph-rsid="0017990f" style:font-size-asian="12pt" style:font-weight-asian="bold" style:font-size-complex="12pt" style:font-weight-complex="bold"/>
    </style:style>
    <style:style style:name="P23" style:family="paragraph" style:parent-style-name="Standard">
      <style:text-properties style:font-name="Liberation Serif1" fo:font-size="12pt" fo:font-weight="bold" officeooo:rsid="001c8e3d" officeooo:paragraph-rsid="001c8e3d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Liberation Serif1" fo:font-size="12pt" fo:font-weight="normal" officeooo:rsid="00123c99" officeooo:paragraph-rsid="00123c99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text-properties style:font-name="Liberation Serif1" fo:font-size="12pt" fo:font-weight="normal" officeooo:rsid="00123c99" officeooo:paragraph-rsid="00123c99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1" fo:font-size="12pt" fo:font-weight="normal" officeooo:rsid="00142642" officeooo:paragraph-rsid="00142642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Serif1" fo:font-size="12pt" fo:font-weight="normal" officeooo:rsid="00142642" officeooo:paragraph-rsid="0014aa9b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style:font-name="Liberation Serif1" fo:font-size="12pt" fo:font-weight="normal" officeooo:rsid="00142642" officeooo:paragraph-rsid="00142642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Liberation Serif1" fo:font-size="12pt" fo:font-weight="normal" officeooo:rsid="0014aa9b" officeooo:paragraph-rsid="0014aa9b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Liberation Serif1" fo:font-size="12pt" fo:font-weight="normal" officeooo:rsid="0015e555" officeooo:paragraph-rsid="0015e555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Liberation Serif1" fo:font-size="12pt" fo:font-weight="normal" officeooo:rsid="0015e555" officeooo:paragraph-rsid="0017990f" style:font-size-asian="12pt" style:font-weight-asian="normal" style:font-size-complex="12pt" style:font-weight-complex="normal"/>
    </style:style>
    <style:style style:name="P32" style:family="paragraph" style:parent-style-name="Standard" style:list-style-name="L2">
      <style:text-properties style:font-name="Liberation Serif1" fo:font-size="12pt" fo:font-weight="normal" officeooo:rsid="0015e555" officeooo:paragraph-rsid="0015e555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Serif1" fo:font-size="12pt" fo:font-weight="normal" officeooo:rsid="0017990f" officeooo:paragraph-rsid="0017990f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Liberation Serif1" fo:font-size="12pt" fo:font-weight="normal" officeooo:rsid="001ab6ce" officeooo:paragraph-rsid="001ab6ce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Liberation Serif1" fo:font-size="12pt" fo:font-weight="normal" officeooo:rsid="001c8e3d" officeooo:paragraph-rsid="001c8e3d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Liberation Serif1" fo:font-size="12pt" fo:font-style="italic" fo:font-weight="bold" officeooo:rsid="00142642" officeooo:paragraph-rsid="00142642" fo:background-color="#ffff00" style:font-size-asian="12pt" style:font-style-asian="italic" style:font-weight-asian="bold" style:font-size-complex="12pt" style:font-style-complex="italic" style:font-weight-complex="bold"/>
    </style:style>
    <style:style style:name="P37" style:family="paragraph" style:parent-style-name="Standard">
      <style:text-properties style:font-name="Liberation Serif1" fo:font-size="12pt" fo:font-style="italic" fo:font-weight="bold" officeooo:rsid="0015e555" officeooo:paragraph-rsid="0015e555" fo:background-color="#ffff00" style:font-size-asian="12pt" style:font-style-asian="italic" style:font-weight-asian="bold" style:font-size-complex="12pt" style:font-style-complex="italic" style:font-weight-complex="bold"/>
    </style:style>
    <style:style style:name="P38" style:family="paragraph" style:parent-style-name="Standard">
      <style:text-properties style:font-name="Liberation Serif1" fo:font-size="12pt" fo:font-style="italic" fo:font-weight="bold" officeooo:rsid="001ab6ce" officeooo:paragraph-rsid="001ab6ce" fo:background-color="#ffff00" style:font-size-asian="12pt" style:font-style-asian="italic" style:font-weight-asian="bold" style:font-size-complex="12pt" style:font-style-complex="italic" style:font-weight-complex="bold"/>
    </style:style>
    <style:style style:name="P39" style:family="paragraph" style:parent-style-name="Table_20_Contents">
      <style:text-properties fo:font-size="10pt" style:font-size-asian="10pt" style:font-size-complex="10pt"/>
    </style:style>
    <style:style style:name="P40" style:family="paragraph" style:parent-style-name="Table_20_Contents">
      <style:text-properties fo:font-size="10pt" officeooo:rsid="00108eb5" officeooo:paragraph-rsid="00108eb5" style:font-size-asian="10pt" style:font-size-complex="10pt"/>
    </style:style>
    <style:style style:name="P41" style:family="paragraph" style:parent-style-name="Table_20_Contents">
      <style:text-properties fo:font-size="10pt" officeooo:rsid="00110cb7" officeooo:paragraph-rsid="00110cb7" style:font-size-asian="10pt" style:font-size-complex="10pt"/>
    </style:style>
    <style:style style:name="P42" style:family="paragraph" style:parent-style-name="Table_20_Contents">
      <style:text-properties fo:font-size="10pt" officeooo:rsid="00110cb7" officeooo:paragraph-rsid="00118985" style:font-size-asian="10pt" style:font-size-complex="10pt"/>
    </style:style>
    <style:style style:name="P43" style:family="paragraph" style:parent-style-name="Table_20_Contents">
      <style:text-properties fo:font-size="10pt" officeooo:rsid="00118985" officeooo:paragraph-rsid="00118985" style:font-size-asian="10pt" style:font-size-complex="10pt"/>
    </style:style>
    <style:style style:name="P44" style:family="paragraph" style:parent-style-name="Table_20_Contents">
      <style:text-properties fo:font-size="10pt" officeooo:rsid="00118985" officeooo:paragraph-rsid="0011ff9b" style:font-size-asian="10pt" style:font-size-complex="10pt"/>
    </style:style>
    <style:style style:name="P45" style:family="paragraph" style:parent-style-name="Table_20_Contents">
      <style:text-properties fo:font-size="10pt" officeooo:rsid="0011ff9b" officeooo:paragraph-rsid="0011ff9b" style:font-size-asian="10pt" style:font-size-complex="10pt"/>
    </style:style>
    <style:style style:name="P46" style:family="paragraph" style:parent-style-name="Table_20_Contents">
      <style:text-properties fo:font-size="10pt" fo:font-weight="bold" officeooo:rsid="00108eb5" officeooo:paragraph-rsid="00108eb5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size="10pt" fo:font-weight="bold" officeooo:rsid="00108eb5" officeooo:paragraph-rsid="00108eb5" style:font-size-asian="10pt" style:font-weight-asian="bold" style:font-size-complex="10pt" style:font-weight-complex="bold"/>
    </style:style>
    <style:style style:name="P48" style:family="paragraph" style:parent-style-name="Table_20_Contents">
      <style:text-properties fo:font-size="10pt" fo:font-weight="bold" officeooo:rsid="0011ff9b" officeooo:paragraph-rsid="0011ff9b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size="10pt" fo:font-weight="bold" officeooo:rsid="0011ff9b" officeooo:paragraph-rsid="0011ff9b" style:font-size-asian="10pt" style:font-weight-asian="bold" style:font-size-complex="10pt" style:font-weight-complex="bold"/>
    </style:style>
    <style:style style:name="P50" style:family="paragraph" style:parent-style-name="Table_20_Contents">
      <style:text-properties fo:font-size="10pt" fo:font-weight="bold" officeooo:rsid="00110cb7" officeooo:paragraph-rsid="00110cb7" style:font-size-asian="10pt" style:font-weight-asian="bold" style:font-size-complex="10pt" style:font-weight-complex="bold"/>
    </style:style>
    <style:style style:name="P51" style:family="paragraph" style:parent-style-name="Table_20_Contents">
      <style:text-properties fo:font-size="10pt" fo:font-weight="bold" officeooo:rsid="00118985" officeooo:paragraph-rsid="00118985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FreeMono" fo:font-size="8pt" fo:font-weight="bold" officeooo:rsid="00039ad1" officeooo:paragraph-rsid="00039ad1" style:font-size-asian="8pt" style:font-weight-asian="bold" style:font-size-complex="8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FreeMono" fo:font-size="8pt" fo:font-weight="bold" officeooo:rsid="00039ad1" officeooo:paragraph-rsid="0006dec2" style:font-size-asian="8pt" style:font-weight-asian="bold" style:font-size-complex="8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FreeMono" fo:font-size="8pt" fo:font-weight="bold" officeooo:rsid="00039ad1" officeooo:paragraph-rsid="0009f729" style:font-size-asian="8pt" style:font-weight-asian="bold" style:font-size-complex="8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FreeMono" fo:font-size="8pt" fo:font-weight="bold" officeooo:rsid="00039ad1" officeooo:paragraph-rsid="000e9f75" style:font-size-asian="8pt" style:font-weight-asian="bold" style:font-size-complex="8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FreeMono" fo:font-size="8pt" fo:font-weight="bold" style:font-size-asian="8pt" style:font-weight-asian="bold" style:font-size-complex="8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FreeMono" fo:font-size="8pt" fo:font-weight="bold" officeooo:paragraph-rsid="0006dec2" style:font-size-asian="8pt" style:font-weight-asian="bold" style:font-size-complex="8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FreeMono" fo:font-size="8pt" fo:font-weight="bold" officeooo:paragraph-rsid="0009f729" style:font-size-asian="8pt" style:font-weight-asian="bold" style:font-size-complex="8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FreeMono" fo:font-size="8pt" fo:font-weight="bold" officeooo:rsid="0006dec2" officeooo:paragraph-rsid="0006dec2" style:font-size-asian="8pt" style:font-weight-asian="bold" style:font-size-complex="8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FreeMono" fo:font-size="8pt" fo:font-weight="bold" officeooo:rsid="0006dec2" officeooo:paragraph-rsid="000e9f75" style:font-size-asian="8pt" style:font-weight-asian="bold" style:font-size-complex="8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FreeMono" fo:font-size="8pt" fo:font-weight="bold" officeooo:rsid="000b5215" officeooo:paragraph-rsid="000b5215" style:font-size-asian="8pt" style:font-weight-asian="bold" style:font-size-complex="8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FreeMono" fo:font-size="10pt" fo:font-weight="bold" officeooo:rsid="00039ad1" officeooo:paragraph-rsid="00039ad1" fo:background-color="#ffff00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FreeMono" fo:font-size="10pt" fo:font-weight="bold" officeooo:rsid="00039ad1" officeooo:paragraph-rsid="0006dec2" fo:background-color="#ffff00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FreeMono" fo:font-size="10pt" fo:font-weight="bold" officeooo:rsid="00039ad1" officeooo:paragraph-rsid="0009f729" fo:background-color="#ffff00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FreeMono" fo:font-size="10pt" fo:font-weight="bold" officeooo:rsid="00039ad1" officeooo:paragraph-rsid="000e9f75" fo:background-color="#ffff00" style:font-size-asian="10pt" style:font-weight-asian="bold" style:font-size-complex="10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FreeMono" fo:font-size="6pt" fo:font-weight="bold" officeooo:rsid="000e9f75" officeooo:paragraph-rsid="000e9f75" style:font-size-asian="6pt" style:font-weight-asian="bold" style:font-size-complex="6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Liberation Serif1" fo:font-size="10pt" fo:font-weight="bold" officeooo:rsid="0001ef6b" officeooo:paragraph-rsid="00039ad1" style:font-size-asian="10pt" style:font-weight-asian="bold" style:font-size-complex="10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Liberation Serif1" fo:font-size="10pt" fo:font-weight="bold" officeooo:rsid="0001ef6b" officeooo:paragraph-rsid="0006dec2" style:font-size-asian="10pt" style:font-weight-asian="bold" style:font-size-complex="10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Liberation Serif1" fo:font-size="10pt" fo:font-weight="bold" officeooo:rsid="0001ef6b" officeooo:paragraph-rsid="0009f729" style:font-size-asian="10pt" style:font-weight-asian="bold" style:font-size-complex="10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Liberation Serif1" fo:font-size="10pt" fo:font-weight="bold" officeooo:rsid="0001ef6b" officeooo:paragraph-rsid="000e9f75" style:font-size-asian="10pt" style:font-weight-asian="bold" style:font-size-complex="10pt" style:font-weight-complex="bold"/>
    </style:style>
    <style:style style:name="P71" style:family="paragraph" style:parent-style-name="Table_20_Contents">
      <style:text-properties style:font-name="Liberation Serif1" fo:font-size="9pt" officeooo:rsid="0017990f" officeooo:paragraph-rsid="0017990f" style:font-size-asian="9pt" style:font-size-complex="9pt"/>
    </style:style>
    <style:style style:name="P72" style:family="paragraph" style:parent-style-name="Table_20_Contents">
      <style:paragraph-properties fo:text-align="center" style:justify-single-word="false"/>
      <style:text-properties style:font-name="Liberation Serif1" fo:font-size="9pt" fo:font-weight="bold" officeooo:rsid="00142642" officeooo:paragraph-rsid="00142642" style:font-size-asian="9pt" style:font-weight-asian="bold" style:font-size-complex="9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font-name="Liberation Serif1" fo:font-size="9pt" fo:font-weight="bold" officeooo:rsid="0017990f" officeooo:paragraph-rsid="0017990f" style:font-size-asian="9pt" style:font-weight-asian="bold" style:font-size-complex="9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Liberation Serif1" fo:font-size="9pt" fo:font-weight="bold" officeooo:rsid="001c8e3d" officeooo:paragraph-rsid="001c8e3d" style:font-size-asian="9pt" style:font-weight-asian="bold" style:font-size-complex="9pt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font-name="Liberation Serif1" fo:font-size="9pt" fo:font-weight="normal" officeooo:rsid="00142642" officeooo:paragraph-rsid="00142642" style:font-size-asian="9pt" style:font-weight-asian="normal" style:font-size-complex="9pt" style:font-weight-complex="normal"/>
    </style:style>
    <style:style style:name="T1" style:family="text">
      <style:text-properties officeooo:rsid="00039ad1"/>
    </style:style>
    <style:style style:name="T2" style:family="text">
      <style:text-properties officeooo:rsid="0006dec2"/>
    </style:style>
    <style:style style:name="T3" style:family="text">
      <style:text-properties officeooo:rsid="0009bc6f"/>
    </style:style>
    <style:style style:name="T4" style:family="text">
      <style:text-properties officeooo:rsid="0009f729"/>
    </style:style>
    <style:style style:name="T5" style:family="text">
      <style:text-properties officeooo:rsid="000e9f75"/>
    </style:style>
    <style:style style:name="T6" style:family="text">
      <style:text-properties officeooo:rsid="00108eb5"/>
    </style:style>
    <style:style style:name="T7" style:family="text">
      <style:text-properties officeooo:rsid="00118985"/>
    </style:style>
    <style:style style:name="T8" style:family="text">
      <style:text-properties officeooo:rsid="0011ff9b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42642" style:font-weight-asian="bold" style:font-weight-complex="bold"/>
    </style:style>
    <style:style style:name="T11" style:family="text">
      <style:text-properties fo:font-weight="bold" officeooo:rsid="0017990f" style:font-weight-asian="bold" style:font-weight-complex="bold"/>
    </style:style>
    <style:style style:name="T12" style:family="text">
      <style:text-properties officeooo:rsid="00142642"/>
    </style:style>
    <style:style style:name="T13" style:family="text">
      <style:text-properties officeooo:rsid="0014aa9b"/>
    </style:style>
    <style:style style:name="T14" style:family="text">
      <style:text-properties officeooo:rsid="0017990f"/>
    </style:style>
    <style:style style:name="T15" style:family="text">
      <style:text-properties officeooo:rsid="001bdf70"/>
    </style:style>
    <style:style style:name="T16" style:family="text">
      <style:text-properties officeooo:rsid="001c8e3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Πλευρά δικτύου</text:p>
      <text:p text:style-name="P1"/>
      <text:p text:style-name="P1">Κάθε Gateway έχει ένα GW-ID το οποίο είναι 8 bytes και προκύπτει από το MAC του WiFi παρεμβάλλοντας FF FF στη μέση. Δηλαδή αν το MAC είναι 18:FE:34:D1:71:7B θα προσθέσω στη μέση τα FF FF και θα γίνει 18:FE:34:FF:FF:D1:71:7B.</text:p>
      <text:p text:style-name="P1"/>
      <text:p text:style-name="P5"><text:span text:style-name="T1">Μηνύματα </text:span>P<text:span text:style-name="T1">ULL_DATA</text:span></text:p>
      <text:p text:style-name="P2"/>
      <text:p text:style-name="P2"><text:span text:style-name="T1">Περιοδικά π.χ. κάθε 30 sec ή πύλη στέλνει μηνύματα PULL_DATA στον server με πρωτόκολλο UDP και αυτός απαντάει με PULL_RESP. Τα μηνύματα αυτά κρατούν ανοιχτά τα firewalls τα οποία προστατεύουν την πύλη.</text:span></text:p>
      <text:p text:style-name="P2"><text:span text:style-name="T1">Ένα PULL_DATA μήνυμα έχει μήκος 12 bytes και είναι της μορφής:</text:span></text:p>
      <text:p text:style-name="P2"><text:s text:c="2"/></text:p>
      <table:table table:name="Πίνακας1" table:style-name="Πίνακας1">
        <table:table-column table:style-name="Πίνακας1.A"/>
        <table:table-column table:style-name="Πίνακας1.B"/>
        <table:table-column table:style-name="Πίνακας1.C"/>
        <table:table-column table:style-name="Πίνακας1.D"/>
        <table:table-column table:style-name="Πίνακας1.E"/>
        <table:table-row>
          <table:table-cell table:style-name="Πίνακας1.A1" office:value-type="string">
            <text:p text:style-name="P67">Μήκος (bytes)</text:p>
          </table:table-cell>
          <table:table-cell table:style-name="Πίνακας1.A1" office:value-type="string">
            <text:p text:style-name="P52">1</text:p>
          </table:table-cell>
          <table:table-cell table:style-name="Πίνακας1.A1" office:value-type="string">
            <text:p text:style-name="P52">2</text:p>
          </table:table-cell>
          <table:table-cell table:style-name="Πίνακας1.A1" office:value-type="string">
            <text:p text:style-name="P52">1</text:p>
          </table:table-cell>
          <table:table-cell table:style-name="Πίνακας1.E1" office:value-type="string">
            <text:p text:style-name="P52">8</text:p>
          </table:table-cell>
        </table:table-row>
        <table:table-row>
          <table:table-cell table:style-name="Πίνακας1.A2" office:value-type="string">
            <text:p text:style-name="P67">Περιγραφή</text:p>
          </table:table-cell>
          <table:table-cell table:style-name="Πίνακας1.A2" office:value-type="string">
            <text:p text:style-name="P52">Protocol Version</text:p>
          </table:table-cell>
          <table:table-cell table:style-name="Πίνακας1.A2" office:value-type="string">
            <text:p text:style-name="P52">Κουπόνι τυχαία τιμή</text:p>
          </table:table-cell>
          <table:table-cell table:style-name="Πίνακας1.A2" office:value-type="string">
            <text:p text:style-name="P52">Αναγνωριστικό PULL_DATA</text:p>
          </table:table-cell>
          <table:table-cell table:style-name="Πίνακας1.E2" office:value-type="string">
            <text:p text:style-name="P52">GW-ID</text:p>
          </table:table-cell>
        </table:table-row>
        <table:table-row>
          <table:table-cell table:style-name="Πίνακας1.A2" office:value-type="string">
            <text:p text:style-name="P67">Δεδομένα</text:p>
          </table:table-cell>
          <table:table-cell table:style-name="Πίνακας1.A2" office:value-type="string">
            <text:p text:style-name="P52">0x01</text:p>
          </table:table-cell>
          <table:table-cell table:style-name="Πίνακας1.A2" office:value-type="string">
            <text:p text:style-name="P52">XX, XX</text:p>
          </table:table-cell>
          <table:table-cell table:style-name="Πίνακας1.A2" office:value-type="string">
            <text:p text:style-name="P62">0x02</text:p>
          </table:table-cell>
          <table:table-cell table:style-name="Πίνακας1.E2" office:value-type="string">
            <text:p text:style-name="P56"/>
          </table:table-cell>
        </table:table-row>
      </table:table>
      <text:p text:style-name="P2"><text:s/></text:p>
      <text:p text:style-name="P9">Μόλις λάβει το μήνυμα ο Server, θα απαντήσει αμέσως με PULL_ACK <text:span text:style-name="T4">μήνυμα </text:span>το οποίο έχει <text:span text:style-name="T4">μήκος 12 bytes</text:span> <text:span text:style-name="T4">και </text:span>την <text:span text:style-name="T4">παρακάτω </text:span>μορφή: <text:s/></text:p>
      <text:p text:style-name="P9"/>
      <table:table table:name="Πίνακας2" table:style-name="Πίνακας2">
        <table:table-column table:style-name="Πίνακας2.A"/>
        <table:table-column table:style-name="Πίνακας2.B"/>
        <table:table-column table:style-name="Πίνακας2.C"/>
        <table:table-column table:style-name="Πίνακας2.D"/>
        <table:table-column table:style-name="Πίνακας2.E"/>
        <table:table-row>
          <table:table-cell table:style-name="Πίνακας2.A1" office:value-type="string">
            <text:p text:style-name="P68">Μήκος (bytes)</text:p>
          </table:table-cell>
          <table:table-cell table:style-name="Πίνακας2.A1" office:value-type="string">
            <text:p text:style-name="P53">1</text:p>
          </table:table-cell>
          <table:table-cell table:style-name="Πίνακας2.A1" office:value-type="string">
            <text:p text:style-name="P53">2</text:p>
          </table:table-cell>
          <table:table-cell table:style-name="Πίνακας2.A1" office:value-type="string">
            <text:p text:style-name="P53">1</text:p>
          </table:table-cell>
          <table:table-cell table:style-name="Πίνακας2.E1" office:value-type="string">
            <text:p text:style-name="P53">8</text:p>
          </table:table-cell>
        </table:table-row>
        <table:table-row>
          <table:table-cell table:style-name="Πίνακας2.A2" office:value-type="string">
            <text:p text:style-name="P68">Περιγραφή</text:p>
          </table:table-cell>
          <table:table-cell table:style-name="Πίνακας2.A2" office:value-type="string">
            <text:p text:style-name="P53">Protocol Version</text:p>
          </table:table-cell>
          <table:table-cell table:style-name="Πίνακας2.A2" office:value-type="string">
            <text:p text:style-name="P59">Η τιμή του κουπονιού που επιβεβαιώνεται</text:p>
          </table:table-cell>
          <table:table-cell table:style-name="Πίνακας2.A2" office:value-type="string">
            <text:p text:style-name="P53">Αναγνωριστικό PULL_<text:span text:style-name="T2">ACK</text:span></text:p>
          </table:table-cell>
          <table:table-cell table:style-name="Πίνακας2.E2" office:value-type="string">
            <text:p text:style-name="P53">GW-ID</text:p>
          </table:table-cell>
        </table:table-row>
        <table:table-row>
          <table:table-cell table:style-name="Πίνακας2.A2" office:value-type="string">
            <text:p text:style-name="P68">Δεδομένα</text:p>
          </table:table-cell>
          <table:table-cell table:style-name="Πίνακας2.A2" office:value-type="string">
            <text:p text:style-name="P53">0x01</text:p>
          </table:table-cell>
          <table:table-cell table:style-name="Πίνακας2.A2" office:value-type="string">
            <text:p text:style-name="P53">XX, XX</text:p>
          </table:table-cell>
          <table:table-cell table:style-name="Πίνακας2.A2" office:value-type="string">
            <text:p text:style-name="P63">0x0<text:span text:style-name="T2">4</text:span></text:p>
          </table:table-cell>
          <table:table-cell table:style-name="Πίνακας2.E2" office:value-type="string">
            <text:p text:style-name="P57"/>
          </table:table-cell>
        </table:table-row>
      </table:table>
      <text:p text:style-name="P9"/>
      <text:p text:style-name="P6"><text:span text:style-name="T1">Μηνύματα </text:span>P<text:span text:style-name="T1">USH_DATA</text:span></text:p>
      <text:p text:style-name="P10"/>
      <text:p text:style-name="P10"><text:span text:style-name="T3">Μόλις η πύλη λάβει ένα έγκυρο πακέτο LoRa-Lite αμέσως θα το προωθήσει στον server με μήνυμα PUSH_DATA το οποίο έχει μεταβλητό μήκος.</text:span></text:p>
      <text:p text:style-name="P11"/>
      <table:table table:name="Πίνακας3" table:style-name="Πίνακας3">
        <table:table-column table:style-name="Πίνακας3.A"/>
        <table:table-column table:style-name="Πίνακας3.B"/>
        <table:table-column table:style-name="Πίνακας3.C"/>
        <table:table-column table:style-name="Πίνακας3.D"/>
        <table:table-column table:style-name="Πίνακας3.E"/>
        <table:table-column table:style-name="Πίνακας3.F"/>
        <table:table-row>
          <table:table-cell table:style-name="Πίνακας3.A1" office:value-type="string">
            <text:p text:style-name="P69">Μήκος (bytes)</text:p>
          </table:table-cell>
          <table:table-cell table:style-name="Πίνακας3.A1" office:value-type="string">
            <text:p text:style-name="P54">1</text:p>
          </table:table-cell>
          <table:table-cell table:style-name="Πίνακας3.A1" office:value-type="string">
            <text:p text:style-name="P54">2</text:p>
          </table:table-cell>
          <table:table-cell table:style-name="Πίνακας3.A1" office:value-type="string">
            <text:p text:style-name="P54">1</text:p>
          </table:table-cell>
          <table:table-cell table:style-name="Πίνακας3.A1" office:value-type="string">
            <text:p text:style-name="P54">8</text:p>
          </table:table-cell>
          <table:table-cell table:style-name="Πίνακας3.F1" office:value-type="string">
            <text:p text:style-name="P61">Μεταβλητό μήκος</text:p>
          </table:table-cell>
        </table:table-row>
        <table:table-row>
          <table:table-cell table:style-name="Πίνακας3.A2" office:value-type="string">
            <text:p text:style-name="P69">Περιγραφή</text:p>
          </table:table-cell>
          <table:table-cell table:style-name="Πίνακας3.A2" office:value-type="string">
            <text:p text:style-name="P54">Protocol Version</text:p>
          </table:table-cell>
          <table:table-cell table:style-name="Πίνακας3.A2" office:value-type="string">
            <text:p text:style-name="P54">Κουπόνι τυχαία τιμή</text:p>
          </table:table-cell>
          <table:table-cell table:style-name="Πίνακας3.A2" office:value-type="string">
            <text:p text:style-name="P54">Αναγνωριστικό PU<text:span text:style-name="T4">SH_DATA</text:span></text:p>
          </table:table-cell>
          <table:table-cell table:style-name="Πίνακας3.A2" office:value-type="string">
            <text:p text:style-name="P54">GW-ID</text:p>
          </table:table-cell>
          <table:table-cell table:style-name="Πίνακας3.F2" office:value-type="string">
            <text:p text:style-name="P61">Αντικείμενο JSON</text:p>
          </table:table-cell>
        </table:table-row>
        <table:table-row>
          <table:table-cell table:style-name="Πίνακας3.A2" office:value-type="string">
            <text:p text:style-name="P69">Δεδομένα</text:p>
          </table:table-cell>
          <table:table-cell table:style-name="Πίνακας3.A2" office:value-type="string">
            <text:p text:style-name="P54">0x01</text:p>
          </table:table-cell>
          <table:table-cell table:style-name="Πίνακας3.A2" office:value-type="string">
            <text:p text:style-name="P54">XX, XX</text:p>
          </table:table-cell>
          <table:table-cell table:style-name="Πίνακας3.A2" office:value-type="string">
            <text:p text:style-name="P64">0x0<text:span text:style-name="T4">0</text:span></text:p>
          </table:table-cell>
          <table:table-cell table:style-name="Πίνακας3.A2" office:value-type="string">
            <text:p text:style-name="P58"/>
          </table:table-cell>
          <table:table-cell table:style-name="Πίνακας3.F2" office:value-type="string">
            <text:p text:style-name="P66">{"rxpk": [{"data": "ADGrrAABTNAwam66O/8uYTRqbYVYThJinmptkReBBmqAam2JEZ9mayBqbYkx/iF45mptkCZ+zpJoa5GAZkFdKQ==", "time": "2020-10-21T17:23:21.881Z", "chan": 0, "tmst": 507831862, "stat": 1, "modu": "LORA", "lsnr": 9, "rssi": -101, "rfch": 1, "codr": "4/5", "freq": 433.175, "datr": "SF7BW125", "size": 64}]}</text:p>
          </table:table-cell>
        </table:table-row>
      </table:table>
      <text:p text:style-name="P12"/>
      <text:p text:style-name="P13">Μόλις λάβει το μήνυμα ο Server, θα απαντήσει αμέσως με PUSH_ACK μήνυμα το οποίο έχει μήκος 4 bytes και την ακόλουθη μορφή:</text:p>
      <text:p text:style-name="P13"/>
      <table:table table:name="Πίνακας4" table:style-name="Πίνακας4">
        <table:table-column table:style-name="Πίνακας4.A"/>
        <table:table-column table:style-name="Πίνακας4.B"/>
        <table:table-column table:style-name="Πίνακας4.C"/>
        <table:table-column table:style-name="Πίνακας4.D"/>
        <table:table-row>
          <table:table-cell table:style-name="Πίνακας4.A1" office:value-type="string">
            <text:p text:style-name="P70">Μήκος (bytes)</text:p>
          </table:table-cell>
          <table:table-cell table:style-name="Πίνακας4.A1" office:value-type="string">
            <text:p text:style-name="P55">1</text:p>
          </table:table-cell>
          <table:table-cell table:style-name="Πίνακας4.A1" office:value-type="string">
            <text:p text:style-name="P55">2</text:p>
          </table:table-cell>
          <table:table-cell table:style-name="Πίνακας4.D1" office:value-type="string">
            <text:p text:style-name="P55">1</text:p>
          </table:table-cell>
        </table:table-row>
        <table:table-row>
          <table:table-cell table:style-name="Πίνακας4.A2" office:value-type="string">
            <text:p text:style-name="P70">Περιγραφή</text:p>
          </table:table-cell>
          <table:table-cell table:style-name="Πίνακας4.A2" office:value-type="string">
            <text:p text:style-name="P55">Protocol Version</text:p>
          </table:table-cell>
          <table:table-cell table:style-name="Πίνακας4.A2" office:value-type="string">
            <text:p text:style-name="P60">Η τιμή του κουπονιού που επιβεβαιώνεται</text:p>
          </table:table-cell>
          <table:table-cell table:style-name="Πίνακας4.D2" office:value-type="string">
            <text:p text:style-name="P55">Αναγνωριστικό PULL_<text:span text:style-name="T2">ACK</text:span></text:p>
          </table:table-cell>
        </table:table-row>
        <table:table-row>
          <table:table-cell table:style-name="Πίνακας4.A2" office:value-type="string">
            <text:p text:style-name="P70">Δεδομένα</text:p>
          </table:table-cell>
          <table:table-cell table:style-name="Πίνακας4.A2" office:value-type="string">
            <text:p text:style-name="P55">0x01</text:p>
          </table:table-cell>
          <table:table-cell table:style-name="Πίνακας4.A2" office:value-type="string">
            <text:p text:style-name="P55">XX, XX</text:p>
          </table:table-cell>
          <table:table-cell table:style-name="Πίνακας4.D2" office:value-type="string">
            <text:p text:style-name="P65">0x0<text:span text:style-name="T5">1</text:span></text:p>
          </table:table-cell>
        </table:table-row>
      </table:table>
      <text:p text:style-name="P14"/>
      <text:p text:style-name="P7"><text:soft-page-break/>Αντικείμενα JSON</text:p>
      <text:p text:style-name="P15">Τα αντικείμενα JSON (JavaScript Object Notation) χρησιμοποιούνται για το <text:span text:style-name="T6">upstream από τη πύλη προς server και είναι τα παρακάτω:</text:span></text:p>
      <text:p text:style-name="P15"><text:span text:style-name="T6">{</text:span></text:p>
      <text:p text:style-name="P15"><text:span text:style-name="T6">"rxpk":[ {...}, ...], <text:s/>//πίνακας για πολλά</text:span></text:p>
      <text:p text:style-name="P15"><text:span text:style-name="T6">"rxpk":{...}, <text:s/>//ή ένα</text:span></text:p>
      <text:p text:style-name="P15"><text:span text:style-name="T6">"stat":{...},</text:span></text:p>
      <text:p text:style-name="P15"><text:span text:style-name="T6">"other":{...},</text:span></text:p>
      <text:p text:style-name="P15"><text:span text:style-name="T6">"other1":value</text:span></text:p>
      <text:p text:style-name="P15"><text:span text:style-name="T6">}</text:span></text:p>
      <text:p text:style-name="P15"/>
      <text:p text:style-name="P8">rxpk:</text:p>
      <table:table table:name="Πίνακας5" table:style-name="Πίνακας5">
        <table:table-column table:style-name="Πίνακας5.A"/>
        <table:table-column table:style-name="Πίνακας5.B"/>
        <table:table-column table:style-name="Πίνακας5.C"/>
        <table:table-column table:style-name="Πίνακας5.D"/>
        <table:table-row>
          <table:table-cell table:style-name="Πίνακας5.A1" office:value-type="string">
            <text:p text:style-name="P47">Όνομα</text:p>
          </table:table-cell>
          <table:table-cell table:style-name="Πίνακας5.A1" office:value-type="string">
            <text:p text:style-name="P47">Τύπος</text:p>
          </table:table-cell>
          <table:table-cell table:style-name="Πίνακας5.A1" office:value-type="string">
            <text:p text:style-name="P47">Λειτουργία</text:p>
          </table:table-cell>
          <table:table-cell table:style-name="Πίνακας5.D1" office:value-type="string">
            <text:p text:style-name="P49">Παρατηρήσεις</text:p>
          </table:table-cell>
        </table:table-row>
        <table:table-row>
          <table:table-cell table:style-name="Πίνακας5.A2" office:value-type="string">
            <text:p text:style-name="P46">data</text:p>
          </table:table-cell>
          <table:table-cell table:style-name="Πίνακας5.A2" office:value-type="string">
            <text:p text:style-name="P40"><text:span text:style-name="T7">S</text:span>tring</text:p>
          </table:table-cell>
          <table:table-cell table:style-name="Πίνακας5.A2" office:value-type="string">
            <text:p text:style-name="P40">Η καθαρή πληροφορία κωδικοποιημένη σε Base64</text:p>
          </table:table-cell>
          <table:table-cell table:style-name="Πίνακας5.D2" office:value-type="string">
            <text:p text:style-name="P39"/>
          </table:table-cell>
        </table:table-row>
        <table:table-row>
          <table:table-cell table:style-name="Πίνακας5.A2" office:value-type="string">
            <text:p text:style-name="P50">time</text:p>
          </table:table-cell>
          <table:table-cell table:style-name="Πίνακας5.A2" office:value-type="string">
            <text:p text:style-name="P41"><text:span text:style-name="T7">S</text:span>tring</text:p>
          </table:table-cell>
          <table:table-cell table:style-name="Πίνακας5.A2" office:value-type="string">
            <text:p text:style-name="P41">Ο χρόνος UTC που η πύλη έλαβε το πακέτο </text:p>
          </table:table-cell>
          <table:table-cell table:style-name="Πίνακας5.D2" office:value-type="string">
            <text:p text:style-name="P39"/>
          </table:table-cell>
        </table:table-row>
        <table:table-row>
          <table:table-cell table:style-name="Πίνακας5.A2" office:value-type="string">
            <text:p text:style-name="P50">chan</text:p>
          </table:table-cell>
          <table:table-cell table:style-name="Πίνακας5.A2" office:value-type="string">
            <text:p text:style-name="P41">Unsigned integer</text:p>
          </table:table-cell>
          <table:table-cell table:style-name="Πίνακας5.A2" office:value-type="string">
            <text:p text:style-name="P41">Το κανάλι στο οποίο έγινε η λήψη του πακέτου</text:p>
          </table:table-cell>
          <table:table-cell table:style-name="Πίνακας5.D2" office:value-type="string">
            <text:p text:style-name="P39"/>
          </table:table-cell>
        </table:table-row>
        <table:table-row>
          <table:table-cell table:style-name="Πίνακας5.A2" office:value-type="string">
            <text:p text:style-name="P50">tmst</text:p>
          </table:table-cell>
          <table:table-cell table:style-name="Πίνακας5.A2" office:value-type="string">
            <text:p text:style-name="P41">Unsigned integer (32bit)</text:p>
          </table:table-cell>
          <table:table-cell table:style-name="Πίνακας5.A2" office:value-type="string">
            <text:p text:style-name="P41">Ο χρόνος του εσωτερικού χρονιστή της πύλης κατά τον οποίο έγινε λήψη του πακέτου σε micros.</text:p>
          </table:table-cell>
          <table:table-cell table:style-name="Πίνακας5.D2" office:value-type="string">
            <text:p text:style-name="P39"/>
          </table:table-cell>
        </table:table-row>
        <table:table-row>
          <table:table-cell table:style-name="Πίνακας5.A2" office:value-type="string">
            <text:p text:style-name="P50">stat</text:p>
          </table:table-cell>
          <table:table-cell table:style-name="Πίνακας5.A2" office:value-type="string">
            <text:p text:style-name="P41">integer</text:p>
          </table:table-cell>
          <table:table-cell table:style-name="Πίνακας5.A2" office:value-type="string">
            <text:p text:style-name="P41">Το αποτέλεσμα από τον έλεγχο checksum της πύλης.</text:p>
            <text:p text:style-name="P41">1 = σωστό</text:p>
            <text:p text:style-name="P41">-1 = λάθος</text:p>
            <text:p text:style-name="P41">0 = δεν έγινε έλεγχος </text:p>
          </table:table-cell>
          <table:table-cell table:style-name="Πίνακας5.D2" office:value-type="string">
            <text:p text:style-name="P39"/>
          </table:table-cell>
        </table:table-row>
        <table:table-row>
          <table:table-cell table:style-name="Πίνακας5.A2" office:value-type="string">
            <text:p text:style-name="P51">modu</text:p>
          </table:table-cell>
          <table:table-cell table:style-name="Πίνακας5.A2" office:value-type="string">
            <text:p text:style-name="P43">String</text:p>
          </table:table-cell>
          <table:table-cell table:style-name="Πίνακας5.A2" office:value-type="string">
            <text:p text:style-name="P43">LoRa ή FSK</text:p>
          </table:table-cell>
          <table:table-cell table:style-name="Πίνακας5.D2" office:value-type="string">
            <text:p text:style-name="P39"/>
          </table:table-cell>
        </table:table-row>
        <table:table-row>
          <table:table-cell table:style-name="Πίνακας5.A2" office:value-type="string">
            <text:p text:style-name="P51">lsnr</text:p>
          </table:table-cell>
          <table:table-cell table:style-name="Πίνακας5.A2" office:value-type="string">
            <text:p text:style-name="P43">Float</text:p>
          </table:table-cell>
          <table:table-cell table:style-name="Πίνακας5.A2" office:value-type="string">
            <text:p text:style-name="P43">Ο λόγος SNR σε db</text:p>
          </table:table-cell>
          <table:table-cell table:style-name="Πίνακας5.D2" office:value-type="string">
            <text:p text:style-name="P39"/>
          </table:table-cell>
        </table:table-row>
        <table:table-row>
          <table:table-cell table:style-name="Πίνακας5.A2" office:value-type="string">
            <text:p text:style-name="P51">rssi</text:p>
          </table:table-cell>
          <table:table-cell table:style-name="Πίνακας5.A2" office:value-type="string">
            <text:p text:style-name="P43">integer</text:p>
          </table:table-cell>
          <table:table-cell table:style-name="Πίνακας5.A2" office:value-type="string">
            <text:p text:style-name="P43">Η ένταση σήματος σε dBm</text:p>
          </table:table-cell>
          <table:table-cell table:style-name="Πίνακας5.D2" office:value-type="string">
            <text:p text:style-name="P39"/>
          </table:table-cell>
        </table:table-row>
        <table:table-row>
          <table:table-cell table:style-name="Πίνακας5.A2" office:value-type="string">
            <text:p text:style-name="P51">rfch</text:p>
          </table:table-cell>
          <table:table-cell table:style-name="Πίνακας5.A2" office:value-type="string">
            <text:p text:style-name="P42">Unsigned integer</text:p>
          </table:table-cell>
          <table:table-cell table:style-name="Πίνακας5.A2" office:value-type="string">
            <text:p text:style-name="P39"/>
          </table:table-cell>
          <table:table-cell table:style-name="Πίνακας5.D2" office:value-type="string">
            <text:p text:style-name="P39"/>
          </table:table-cell>
        </table:table-row>
        <table:table-row>
          <table:table-cell table:style-name="Πίνακας5.A2" office:value-type="string">
            <text:p text:style-name="P51">codr</text:p>
          </table:table-cell>
          <table:table-cell table:style-name="Πίνακας5.A2" office:value-type="string">
            <text:p text:style-name="P43">String</text:p>
          </table:table-cell>
          <table:table-cell table:style-name="Πίνακας5.A2" office:value-type="string">
            <text:p text:style-name="P43">Αν είναι LoRa το Code Rate π.χ. 4/5</text:p>
          </table:table-cell>
          <table:table-cell table:style-name="Πίνακας5.D2" office:value-type="string">
            <text:p text:style-name="P39"/>
          </table:table-cell>
        </table:table-row>
        <table:table-row>
          <table:table-cell table:style-name="Πίνακας5.A2" office:value-type="string">
            <text:p text:style-name="P51">freq</text:p>
          </table:table-cell>
          <table:table-cell table:style-name="Πίνακας5.A2" office:value-type="string">
            <text:p text:style-name="P43">Unsigned float</text:p>
          </table:table-cell>
          <table:table-cell table:style-name="Πίνακας5.A2" office:value-type="string">
            <text:p text:style-name="P43">Η συχνότητα λήψης σε MHz π.χ. 433.175</text:p>
          </table:table-cell>
          <table:table-cell table:style-name="Πίνακας5.D2" office:value-type="string">
            <text:p text:style-name="P39"/>
          </table:table-cell>
        </table:table-row>
        <table:table-row>
          <table:table-cell table:style-name="Πίνακας5.A2" office:value-type="string">
            <text:p text:style-name="P51">datr</text:p>
          </table:table-cell>
          <table:table-cell table:style-name="Πίνακας5.A2" office:value-type="string">
            <text:p text:style-name="P43">String</text:p>
          </table:table-cell>
          <table:table-cell table:style-name="Πίνακας5.A2" office:value-type="string">
            <text:p text:style-name="P44">Το data rate για LoRa π.χ. <text:span text:style-name="T8">SF7BW125</text:span></text:p>
          </table:table-cell>
          <table:table-cell table:style-name="Πίνακας5.D2" office:value-type="string">
            <text:p text:style-name="P39"/>
          </table:table-cell>
        </table:table-row>
        <table:table-row>
          <table:table-cell table:style-name="Πίνακας5.A2" office:value-type="string">
            <text:p text:style-name="P48">size</text:p>
          </table:table-cell>
          <table:table-cell table:style-name="Πίνακας5.A2" office:value-type="string">
            <text:p text:style-name="P45">Unsigned integer</text:p>
          </table:table-cell>
          <table:table-cell table:style-name="Πίνακας5.A2" office:value-type="string">
            <text:p text:style-name="P45">Το μήκος του ληφθέντος πλαισίου σε bytes.</text:p>
          </table:table-cell>
          <table:table-cell table:style-name="Πίνακας5.D2" office:value-type="string">
            <text:p text:style-name="P39"/>
          </table:table-cell>
        </table:table-row>
      </table:table>
      <text:p text:style-name="P15"/>
      <text:p text:style-name="P17">Stat:</text:p>
      <text:p text:style-name="P15"/>
      <text:p text:style-name="P15"/>
      <text:p text:style-name="P16">Επίσης χρησιμοποιούνται για το downstream από server προς πύλη και είναι το εξής:</text:p>
      <text:p text:style-name="P16">{</text:p>
      <text:p text:style-name="P16">"txpk":{...}</text:p>
      <text:p text:style-name="P16">}</text:p>
      <text:p text:style-name="P15"><text:s/></text:p>
      <text:p text:style-name="P15"/>
      <text:p text:style-name="P15"/>
      <text:p text:style-name="P4">Πλευρά <text:span text:style-name="T15">Radio</text:span></text:p>
      <text:p text:style-name="P18"/>
      <text:p text:style-name="P23">Radio PHY επίπεδο</text:p>
      <table:table table:name="Πίνακας8" table:style-name="Πίνακας8">
        <table:table-column table:style-name="Πίνακας8.A" table:number-columns-repeated="5"/>
        <table:table-row>
          <table:table-cell table:style-name="Πίνακας8.A1" office:value-type="string">
            <text:p text:style-name="P74">Preable</text:p>
          </table:table-cell>
          <table:table-cell table:style-name="Πίνακας8.A1" office:value-type="string">
            <text:p text:style-name="P74">PHDR</text:p>
          </table:table-cell>
          <table:table-cell table:style-name="Πίνακας8.A1" office:value-type="string">
            <text:p text:style-name="P74">PHDR_CRC</text:p>
          </table:table-cell>
          <table:table-cell table:style-name="Πίνακας8.D1" office:value-type="string">
            <text:p text:style-name="P74">PHYPayload</text:p>
          </table:table-cell>
          <table:table-cell table:style-name="Πίνακας8.E1" office:value-type="string">
            <text:p text:style-name="P74">CRC*</text:p>
          </table:table-cell>
        </table:table-row>
      </table:table>
      <text:p text:style-name="P35">* Το CRC υπάρχει μόνο στα μηνύματα uplink (από κόμβο σε πύλη).</text:p>
      <text:p text:style-name="P35"><text:soft-page-break/>Τα ροζ πεδία υλοποιούνται από το LoRa chipset.</text:p>
      <text:p text:style-name="P20"/>
      <text:p text:style-name="P24">Το <text:span text:style-name="T9">PHYPayload</text:span> αποτελείται από τρία μέρη:</text:p>
      <text:list xml:id="list23083349001800686" text:style-name="L1">
        <text:list-header>
          <text:p text:style-name="P25">1. <text:span text:style-name="T9">MHDR</text:span> (MAC Header) με μήκος 1 byte.</text:p>
          <text:p text:style-name="P25">2. <text:span text:style-name="T10">MACPayload</text:span><text:span text:style-name="T12"> με μεταβλητό μήκος.</text:span></text:p>
          <text:p text:style-name="P28">3. <text:span text:style-name="T9">MIC</text:span> (Message Integrity Check) με μήκος 2 bytes.</text:p>
        </text:list-header>
      </text:list>
      <text:p text:style-name="P26"/>
      <text:p text:style-name="P36">MHDR</text:p>
      <table:table table:name="Πίνακας6" table:style-name="Πίνακας6">
        <table:table-column table:style-name="Πίνακας6.A" table:number-columns-repeated="8"/>
        <table:table-row>
          <table:table-cell table:style-name="Πίνακας6.A1" office:value-type="string">
            <text:p text:style-name="P72">7</text:p>
          </table:table-cell>
          <table:table-cell table:style-name="Πίνακας6.A1" office:value-type="string">
            <text:p text:style-name="P72">6</text:p>
          </table:table-cell>
          <table:table-cell table:style-name="Πίνακας6.A1" office:value-type="string">
            <text:p text:style-name="P72">5</text:p>
          </table:table-cell>
          <table:table-cell table:style-name="Πίνακας6.A1" office:value-type="string">
            <text:p text:style-name="P72">4</text:p>
          </table:table-cell>
          <table:table-cell table:style-name="Πίνακας6.A1" office:value-type="string">
            <text:p text:style-name="P72">3</text:p>
          </table:table-cell>
          <table:table-cell table:style-name="Πίνακας6.A1" office:value-type="string">
            <text:p text:style-name="P72">2</text:p>
          </table:table-cell>
          <table:table-cell table:style-name="Πίνακας6.A1" office:value-type="string">
            <text:p text:style-name="P72">1</text:p>
          </table:table-cell>
          <table:table-cell table:style-name="Πίνακας6.H1" office:value-type="string">
            <text:p text:style-name="P72">0</text:p>
          </table:table-cell>
        </table:table-row>
        <table:table-row>
          <table:table-cell table:style-name="Πίνακας6.A2" table:number-columns-spanned="2" office:value-type="string">
            <text:p text:style-name="P75">MTYPE</text:p>
          </table:table-cell>
          <table:covered-table-cell/>
          <table:table-cell table:style-name="Πίνακας6.A2" office:value-type="string">
            <text:p text:style-name="P75">ADR</text:p>
          </table:table-cell>
          <table:table-cell table:style-name="Πίνακας6.A2" office:value-type="string">
            <text:p text:style-name="P75">ACK</text:p>
          </table:table-cell>
          <table:table-cell table:style-name="Πίνακας6.A2" office:value-type="string">
            <text:p text:style-name="P75">F-PENDING</text:p>
          </table:table-cell>
          <table:table-cell table:style-name="Πίνακας6.F2" table:number-columns-spanned="3" office:value-type="string">
            <text:p text:style-name="P75">OPTIONS LENGTH</text:p>
          </table:table-cell>
          <table:covered-table-cell/>
          <table:covered-table-cell/>
        </table:table-row>
      </table:table>
      <text:p text:style-name="P19"/>
      <text:p text:style-name="P21">MTYPE:</text:p>
      <text:p text:style-name="P26">00 : Μ<text:span text:style-name="T13">ήνυμα χωρίς επιβεβαίωση</text:span> Up <text:s text:c="2"/><text:span text:style-name="T13">(Κόμβος προς πύλη)</text:span></text:p>
      <text:p text:style-name="P27">01 : Μ<text:span text:style-name="T13">ήνυμα</text:span> <text:span text:style-name="T13">χωρίς επιβεβαίωση</text:span> Down <text:span text:style-name="T13">(Πύλη προς κόμβο)</text:span></text:p>
      <text:p text:style-name="P27">10 : Μ<text:span text:style-name="T13">ήνυμα με επιβεβαίωση</text:span> Up</text:p>
      <text:p text:style-name="P27">11 : Μ<text:span text:style-name="T13">ήνυμα με επιβεβαίωση</text:span> <text:span text:style-name="T13">Down</text:span></text:p>
      <text:p text:style-name="P29">Ένα μήνυμα χωρίς επιβεβαίωση δεν απαιτεί από τον δέκτη να επιβεβαιώσει τη λήψη, ενώ ένα μήνυμα με επιβεβαίωση ζητάει να απαντήσει ο δέκτης με ACK.</text:p>
      <text:p text:style-name="P26"/>
      <text:p text:style-name="P26"><text:span text:style-name="T9">ADR :</text:span> <text:span text:style-name="T13">Adaptive Data Rate</text:span></text:p>
      <text:p text:style-name="P29"><text:span text:style-name="T9">ACK :</text:span> Επιβεβαίωση λήψης</text:p>
      <text:p text:style-name="P29"><text:span text:style-name="T9">F-Pending :</text:span> Μόνο για Down (Πύλη προς κόμβο) για να ειδοποιήσει ότι έχει να στείλει και άλλα δεδομένα ώστε ο κόμβος να κάνει Uplink κάτι, ώστε να ανοίξει και άλλο Rx παράθυρο και να πάρει τα δεδομένα από τη πύλη.</text:p>
      <text:p text:style-name="P30"><text:span text:style-name="T9">OPTIONS LENGTH :</text:span> Το μήκος ειδικών εντολών <text:span text:style-name="T14">MAC Commands </text:span>π.χ. αλλαγή καναλιού ή Data Rate από 0 – 7 (8). Οι εντολές ακολουθούν στο πεδίο Fopts του MACPayload.</text:p>
      <text:p text:style-name="P30"/>
      <text:p text:style-name="P37">MACPayload</text:p>
      <text:p text:style-name="P30">Αποτελείται από τα:</text:p>
      <text:list xml:id="list5638251879199743777" text:style-name="L2">
        <text:list-header>
          <text:p text:style-name="P32">1. <text:span text:style-name="T9">FHDR</text:span> (Frame Header)</text:p>
          <text:p text:style-name="P32">2. <text:span text:style-name="T11">PAYLOAD</text:span><text:span text:style-name="T14"> κρυπτογραφημένο</text:span></text:p>
        </text:list-header>
      </text:list>
      <text:p text:style-name="P30"/>
      <text:p text:style-name="P22">FHDR</text:p>
      <table:table table:name="Πίνακας7" table:style-name="Πίνακας7">
        <table:table-column table:style-name="Πίνακας7.A"/>
        <table:table-column table:style-name="Πίνακας7.B"/>
        <table:table-column table:style-name="Πίνακας7.C" table:number-columns-repeated="2"/>
        <table:table-row>
          <table:table-cell table:style-name="Πίνακας7.A1" office:value-type="string">
            <text:p text:style-name="P73">DEV ADDR (2)</text:p>
          </table:table-cell>
          <table:table-cell table:style-name="Πίνακας7.A1" office:value-type="string">
            <text:p text:style-name="P73">FRAME COUNT (2)</text:p>
          </table:table-cell>
          <table:table-cell table:style-name="Πίνακας7.A1" office:value-type="string">
            <text:p text:style-name="P73">Fopts (0-7)</text:p>
          </table:table-cell>
          <table:table-cell table:style-name="Πίνακας7.D1" office:value-type="string">
            <text:p text:style-name="P73">Fport (1)</text:p>
          </table:table-cell>
        </table:table-row>
        <table:table-row>
          <table:table-cell table:style-name="Πίνακας7.A2" office:value-type="string">
            <text:p text:style-name="P71">Διεύθυνση συσκευής</text:p>
          </table:table-cell>
          <table:table-cell table:style-name="Πίνακας7.A2" office:value-type="string">
            <text:p text:style-name="P71">Αύξων αριθμός</text:p>
          </table:table-cell>
          <table:table-cell table:style-name="Πίνακας7.A2" office:value-type="string">
            <text:p text:style-name="P71">Options</text:p>
          </table:table-cell>
          <table:table-cell table:style-name="Πίνακας7.D2" office:value-type="string">
            <text:p text:style-name="P71">Πόρτα</text:p>
          </table:table-cell>
        </table:table-row>
      </table:table>
      <text:p text:style-name="P33"/>
      <text:p text:style-name="P31"><text:s/><text:span text:style-name="T14">Αν η πόρτα Fport είναι 0 τότε στο Payload βάζουμε MAC Commands, το Fopt είναι κενό και το OPTIONS LENGTH είναι 0.</text:span></text:p>
      <text:p text:style-name="P31"/>
      <text:p text:style-name="P34"><text:span text:style-name="T9">PAYLOAD</text:span> είναι το καθαρό μήνυμα κωδικοποιημένο με αλγόριθμο DES. </text:p>
      <text:p text:style-name="P31"/>
      <text:p text:style-name="P38">MIC</text:p>
      <text:p text:style-name="P34">Είναι checksum των 2 bytes <text:span text:style-name="T16">στο οποίο υπολογίζονται όλα τα προηγούμενα.</text:span></text:p>
      <text:p text:style-name="P31"/>
      <text:p text:style-name="P26"/>
      <text:p text:style-name="P26"/>
      <text:p text:style-name="P26"/>
      <text:p text:style-name="P26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807in" fo:margin-bottom="0.783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1T19:03:02.008281940</meta:creation-date>
    <dc:date>2020-10-21T22:42:53.263094223</dc:date>
    <meta:editing-duration>PT1H10M56S</meta:editing-duration>
    <meta:editing-cycles>14</meta:editing-cycles>
    <meta:generator>LibreOffice/5.2.7.2$Linux_x86 LibreOffice_project/20m0$Build-2</meta:generator>
    <meta:document-statistic meta:table-count="8" meta:image-count="0" meta:object-count="0" meta:page-count="3" meta:paragraph-count="183" meta:word-count="735" meta:character-count="4342" meta:non-whitespace-character-count="3772"/>
  </office:meta>
</office:document-meta>
</file>